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float" office:value="889" table:style-name="ce1">
            <text:p>889</text:p>
          </table:table-cell>
          <table:table-cell office:value-type="float" office:value="14" table:formula="of:=ROUNDDOWN([.A1]/60;0)" table:style-name="ce1">
            <text:p>14</text:p>
          </table:table-cell>
          <table:table-cell office:value-type="float" office:value="49" table:formula="of:=MOD([.A1];60)" table:style-name="ce1">
            <text:p>49</text:p>
          </table:table-cell>
          <table:table-cell office:value-type="string" office:string-value="14:49" table:formula="of:=CONCATENATE([.B1];&quot;:&quot;;[.C1])" table:style-name="ce1">
            <text:p>14:49</text:p>
          </table:table-cell>
          <table:table-cell table:number-columns-repeated="16380" table:style-name="ce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16" table:formula="of:=ROUNDDOWN([.A2]/60;0)" table:style-name="ce1">
            <text:p>16</text:p>
          </table:table-cell>
          <table:table-cell office:value-type="float" office:value="1" table:formula="of:=MOD([.A2];60)" table:style-name="ce1">
            <text:p>1</text:p>
          </table:table-cell>
          <table:table-cell office:value-type="string" office:string-value="16:1" table:formula="of:=CONCATENATE([.B2];&quot;:&quot;;[.C2])" table:style-name="ce1">
            <text:p>16:1</text:p>
          </table:table-cell>
          <table:table-cell table:number-columns-repeated="16380" table:style-name="ce1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16" table:formula="of:=ROUNDDOWN([.A3]/60;0)" table:style-name="ce1">
            <text:p>16</text:p>
          </table:table-cell>
          <table:table-cell office:value-type="float" office:value="35" table:formula="of:=MOD([.A3];60)" table:style-name="ce1">
            <text:p>35</text:p>
          </table:table-cell>
          <table:table-cell office:value-type="string" office:string-value="16:35" table:formula="of:=CONCATENATE([.B3];&quot;:&quot;;[.C3])" table:style-name="ce1">
            <text:p>16:35</text:p>
          </table:table-cell>
          <table:table-cell table:number-columns-repeated="2" table:style-name="ce1"/>
          <table:table-cell office:value-type="string" table:style-name="ce1">
            <text:p>Resultat</text:p>
          </table:table-cell>
          <table:table-cell table:number-columns-repeated="2" table:style-name="ce1"/>
          <table:table-cell office:value-type="string" table:style-name="ce1">
            <text:p>RES</text:p>
          </table:table-cell>
          <table:table-cell table:number-columns-repeated="16374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16" table:formula="of:=ROUNDDOWN([.A4]/60;0)" table:style-name="ce1">
            <text:p>16</text:p>
          </table:table-cell>
          <table:table-cell office:value-type="float" office:value="58" table:formula="of:=MOD([.A4];60)" table:style-name="ce1">
            <text:p>58</text:p>
          </table:table-cell>
          <table:table-cell office:value-type="string" office:string-value="16:58" table:formula="of:=CONCATENATE([.B4];&quot;:&quot;;[.C4])" table:style-name="ce1">
            <text:p>16:58</text:p>
          </table:table-cell>
          <table:table-cell table:number-columns-repeated="2" table:style-name="ce1"/>
          <table:table-cell office:value-type="string" table:style-name="ce1">
            <text:p>min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float" office:value="114" table:formula="of:=[.H4]*60+[.H5]" table:style-name="ce3">
            <text:p>114</text:p>
          </table:table-cell>
          <table:table-cell table:number-columns-repeated="16374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float" office:value="20" table:formula="of:=ROUNDDOWN([.A5]/60;0)" table:style-name="ce1">
            <text:p>20</text:p>
          </table:table-cell>
          <table:table-cell office:value-type="float" office:value="45" table:formula="of:=MOD([.A5];60)" table:style-name="ce1">
            <text:p>45</text:p>
          </table:table-cell>
          <table:table-cell office:value-type="string" office:string-value="20:45" table:formula="of:=CONCATENATE([.B5];&quot;:&quot;;[.C5])" table:style-name="ce1">
            <text:p>20:45</text:p>
          </table:table-cell>
          <table:table-cell table:number-columns-repeated="2" table:style-name="ce1"/>
          <table:table-cell office:value-type="string" table:style-name="ce1">
            <text:p>seconde</text:p>
          </table:table-cell>
          <table:table-cell office:value-type="float" office:value="54" table:style-name="ce2">
            <text:p>54</text:p>
          </table:table-cell>
          <table:table-cell table:number-columns-repeated="16376" table:style-name="ce1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float" office:value="20" table:formula="of:=ROUNDDOWN([.A6]/60;0)" table:style-name="ce1">
            <text:p>20</text:p>
          </table:table-cell>
          <table:table-cell office:value-type="float" office:value="58" table:formula="of:=MOD([.A6];60)" table:style-name="ce1">
            <text:p>58</text:p>
          </table:table-cell>
          <table:table-cell office:value-type="string" office:string-value="20:58" table:formula="of:=CONCATENATE([.B6];&quot;:&quot;;[.C6])" table:style-name="ce1">
            <text:p>20:58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ROUNDDOWN([.A7]/60;0)" table:style-name="ce1">
            <text:p>0</text:p>
          </table:table-cell>
          <table:table-cell office:value-type="float" office:value="0" table:formula="of:=MOD([.A7];60)" table:style-name="ce1">
            <text:p>0</text:p>
          </table:table-cell>
          <table:table-cell office:value-type="string" office:string-value="0:0" table:formula="of:=CONCATENATE([.B7];&quot;:&quot;;[.C7])" table:style-name="ce1">
            <text:p>0:0</text:p>
          </table:table-cell>
          <table:table-cell table:number-columns-repeated="16380" table:style-name="ce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10" table:formula="of:=ROUNDDOWN([.A8]/60;0)" table:style-name="ce1">
            <text:p>10</text:p>
          </table:table-cell>
          <table:table-cell office:value-type="float" office:value="59" table:formula="of:=MOD([.A8];60)" table:style-name="ce1">
            <text:p>59</text:p>
          </table:table-cell>
          <table:table-cell office:value-type="string" office:string-value="10:59" table:formula="of:=CONCATENATE([.B8];&quot;:&quot;;[.C8])" table:style-name="ce1">
            <text:p>10:59</text:p>
          </table:table-cell>
          <table:table-cell table:number-columns-repeated="16380" table:style-name="ce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11" table:formula="of:=ROUNDDOWN([.A9]/60;0)" table:style-name="ce1">
            <text:p>11</text:p>
          </table:table-cell>
          <table:table-cell office:value-type="float" office:value="0" table:formula="of:=MOD([.A9];60)" table:style-name="ce1">
            <text:p>0</text:p>
          </table:table-cell>
          <table:table-cell office:value-type="string" office:string-value="11:0" table:formula="of:=CONCATENATE([.B9];&quot;:&quot;;[.C9])" table:style-name="ce1">
            <text:p>11:0</text:p>
          </table:table-cell>
          <table:table-cell table:number-columns-repeated="16380" table:style-name="ce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13" table:formula="of:=ROUNDDOWN([.A10]/60;0)" table:style-name="ce1">
            <text:p>13</text:p>
          </table:table-cell>
          <table:table-cell office:value-type="float" office:value="49" table:formula="of:=MOD([.A10];60)" table:style-name="ce1">
            <text:p>49</text:p>
          </table:table-cell>
          <table:table-cell office:value-type="string" office:string-value="13:49" table:formula="of:=CONCATENATE([.B10];&quot;:&quot;;[.C10])" table:style-name="ce1">
            <text:p>13:49</text:p>
          </table:table-cell>
          <table:table-cell table:number-columns-repeated="16380" table:style-name="ce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14" table:formula="of:=ROUNDDOWN([.A11]/60;0)" table:style-name="ce1">
            <text:p>14</text:p>
          </table:table-cell>
          <table:table-cell office:value-type="float" office:value="23" table:formula="of:=MOD([.A11];60)" table:style-name="ce1">
            <text:p>23</text:p>
          </table:table-cell>
          <table:table-cell office:value-type="string" office:string-value="14:23" table:formula="of:=CONCATENATE([.B11];&quot;:&quot;;[.C11])" table:style-name="ce1">
            <text:p>14:23</text:p>
          </table:table-cell>
          <table:table-cell table:number-columns-repeated="16380" table:style-name="ce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15" table:formula="of:=ROUNDDOWN([.A12]/60;0)" table:style-name="ce1">
            <text:p>15</text:p>
          </table:table-cell>
          <table:table-cell office:value-type="float" office:value="8" table:formula="of:=MOD([.A12];60)" table:style-name="ce1">
            <text:p>8</text:p>
          </table:table-cell>
          <table:table-cell office:value-type="string" office:string-value="15:8" table:formula="of:=CONCATENATE([.B12];&quot;:&quot;;[.C12])" table:style-name="ce1">
            <text:p>15:8</text:p>
          </table:table-cell>
          <table:table-cell table:number-columns-repeated="16380" table:style-name="ce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15" table:formula="of:=ROUNDDOWN([.A13]/60;0)" table:style-name="ce1">
            <text:p>15</text:p>
          </table:table-cell>
          <table:table-cell office:value-type="float" office:value="40" table:formula="of:=MOD([.A13];60)" table:style-name="ce1">
            <text:p>40</text:p>
          </table:table-cell>
          <table:table-cell office:value-type="string" office:string-value="15:40" table:formula="of:=CONCATENATE([.B13];&quot;:&quot;;[.C13])" table:style-name="ce1">
            <text:p>15:40</text:p>
          </table:table-cell>
          <table:table-cell table:number-columns-repeated="16380" table:style-name="ce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17" table:formula="of:=ROUNDDOWN([.A14]/60;0)" table:style-name="ce1">
            <text:p>17</text:p>
          </table:table-cell>
          <table:table-cell office:value-type="float" office:value="10" table:formula="of:=MOD([.A14];60)" table:style-name="ce1">
            <text:p>10</text:p>
          </table:table-cell>
          <table:table-cell office:value-type="string" office:string-value="17:10" table:formula="of:=CONCATENATE([.B14];&quot;:&quot;;[.C14])" table:style-name="ce1">
            <text:p>17:10</text:p>
          </table:table-cell>
          <table:table-cell table:number-columns-repeated="16380" table:style-name="ce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17" table:formula="of:=ROUNDDOWN([.A15]/60;0)" table:style-name="ce1">
            <text:p>17</text:p>
          </table:table-cell>
          <table:table-cell office:value-type="float" office:value="30" table:formula="of:=MOD([.A15];60)" table:style-name="ce1">
            <text:p>30</text:p>
          </table:table-cell>
          <table:table-cell office:value-type="string" office:string-value="17:30" table:formula="of:=CONCATENATE([.B15];&quot;:&quot;;[.C15])" table:style-name="ce1">
            <text:p>17:30</text:p>
          </table:table-cell>
          <table:table-cell table:number-columns-repeated="16380" table:style-name="ce1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17" table:formula="of:=ROUNDDOWN([.A16]/60;0)" table:style-name="ce1">
            <text:p>17</text:p>
          </table:table-cell>
          <table:table-cell office:value-type="float" office:value="55" table:formula="of:=MOD([.A16];60)" table:style-name="ce1">
            <text:p>55</text:p>
          </table:table-cell>
          <table:table-cell office:value-type="string" office:string-value="17:55" table:formula="of:=CONCATENATE([.B16];&quot;:&quot;;[.C16])" table:style-name="ce1">
            <text:p>17:55</text:p>
          </table:table-cell>
          <table:table-cell table:number-columns-repeated="16380" table:style-name="ce1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18" table:formula="of:=ROUNDDOWN([.A17]/60;0)" table:style-name="ce1">
            <text:p>18</text:p>
          </table:table-cell>
          <table:table-cell office:value-type="float" office:value="31" table:formula="of:=MOD([.A17];60)" table:style-name="ce1">
            <text:p>31</text:p>
          </table:table-cell>
          <table:table-cell office:value-type="string" office:string-value="18:31" table:formula="of:=CONCATENATE([.B17];&quot;:&quot;;[.C17])" table:style-name="ce1">
            <text:p>18:31</text:p>
          </table:table-cell>
          <table:table-cell table:number-columns-repeated="16380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float" office:value="18" table:formula="of:=ROUNDDOWN([.A18]/60;0)" table:style-name="ce1">
            <text:p>18</text:p>
          </table:table-cell>
          <table:table-cell office:value-type="float" office:value="36" table:formula="of:=MOD([.A18];60)" table:style-name="ce1">
            <text:p>36</text:p>
          </table:table-cell>
          <table:table-cell office:value-type="string" office:string-value="18:36" table:formula="of:=CONCATENATE([.B18];&quot;:&quot;;[.C18])" table:style-name="ce1">
            <text:p>18:36</text:p>
          </table:table-cell>
          <table:table-cell table:number-columns-repeated="16380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float" office:value="18" table:formula="of:=ROUNDDOWN([.A19]/60;0)" table:style-name="ce1">
            <text:p>18</text:p>
          </table:table-cell>
          <table:table-cell office:value-type="float" office:value="58" table:formula="of:=MOD([.A19];60)" table:style-name="ce1">
            <text:p>58</text:p>
          </table:table-cell>
          <table:table-cell office:value-type="string" office:string-value="18:58" table:formula="of:=CONCATENATE([.B19];&quot;:&quot;;[.C19])" table:style-name="ce1">
            <text:p>18:58</text:p>
          </table:table-cell>
          <table:table-cell table:number-columns-repeated="16380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float" office:value="19" table:formula="of:=ROUNDDOWN([.A20]/60;0)" table:style-name="ce1">
            <text:p>19</text:p>
          </table:table-cell>
          <table:table-cell office:value-type="float" office:value="19" table:formula="of:=MOD([.A20];60)" table:style-name="ce1">
            <text:p>19</text:p>
          </table:table-cell>
          <table:table-cell office:value-type="string" office:string-value="19:19" table:formula="of:=CONCATENATE([.B20];&quot;:&quot;;[.C20])" table:style-name="ce1">
            <text:p>19:19</text:p>
          </table:table-cell>
          <table:table-cell table:number-columns-repeated="16380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float" office:value="19" table:formula="of:=ROUNDDOWN([.A21]/60;0)" table:style-name="ce1">
            <text:p>19</text:p>
          </table:table-cell>
          <table:table-cell office:value-type="float" office:value="57" table:formula="of:=MOD([.A21];60)" table:style-name="ce1">
            <text:p>57</text:p>
          </table:table-cell>
          <table:table-cell office:value-type="string" office:string-value="19:57" table:formula="of:=CONCATENATE([.B21];&quot;:&quot;;[.C21])" table:style-name="ce1">
            <text:p>19:57</text:p>
          </table:table-cell>
          <table:table-cell table:number-columns-repeated="16380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float" office:value="20" table:formula="of:=ROUNDDOWN([.A22]/60;0)" table:style-name="ce1">
            <text:p>20</text:p>
          </table:table-cell>
          <table:table-cell office:value-type="float" office:value="19" table:formula="of:=MOD([.A22];60)" table:style-name="ce1">
            <text:p>19</text:p>
          </table:table-cell>
          <table:table-cell office:value-type="string" office:string-value="20:19" table:formula="of:=CONCATENATE([.B22];&quot;:&quot;;[.C22])" table:style-name="ce1">
            <text:p>20:19</text:p>
          </table:table-cell>
          <table:table-cell table:number-columns-repeated="16380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float" office:value="22" table:formula="of:=ROUNDDOWN([.A23]/60;0)" table:style-name="ce1">
            <text:p>22</text:p>
          </table:table-cell>
          <table:table-cell office:value-type="float" office:value="42" table:formula="of:=MOD([.A23];60)" table:style-name="ce1">
            <text:p>42</text:p>
          </table:table-cell>
          <table:table-cell office:value-type="string" office:string-value="22:42" table:formula="of:=CONCATENATE([.B23];&quot;:&quot;;[.C23])" table:style-name="ce1">
            <text:p>22:42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ROUNDDOWN([.A24]/60;0)" table:style-name="ce1">
            <text:p>0</text:p>
          </table:table-cell>
          <table:table-cell office:value-type="float" office:value="0" table:formula="of:=MOD([.A24];60)" table:style-name="ce1">
            <text:p>0</text:p>
          </table:table-cell>
          <table:table-cell office:value-type="string" office:string-value="0:0" table:formula="of:=CONCATENATE([.B24];&quot;:&quot;;[.C24])" table:style-name="ce1">
            <text:p>0: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" table:formula="of:=ROUNDDOWN([.A25]/60;0)" table:style-name="ce1">
            <text:p>0</text:p>
          </table:table-cell>
          <table:table-cell office:value-type="float" office:value="0" table:formula="of:=MOD([.A25];60)" table:style-name="ce1">
            <text:p>0</text:p>
          </table:table-cell>
          <table:table-cell office:value-type="string" office:string-value="0:0" table:formula="of:=CONCATENATE([.B25];&quot;:&quot;;[.C25])" table:style-name="ce1">
            <text:p>0: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" table:formula="of:=ROUNDDOWN([.A26]/60;0)" table:style-name="ce1">
            <text:p>0</text:p>
          </table:table-cell>
          <table:table-cell office:value-type="float" office:value="0" table:formula="of:=MOD([.A26];60)" table:style-name="ce1">
            <text:p>0</text:p>
          </table:table-cell>
          <table:table-cell office:value-type="string" office:string-value="0:0" table:formula="of:=CONCATENATE([.B26];&quot;:&quot;;[.C26])" table:style-name="ce1">
            <text:p>0: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" table:formula="of:=ROUNDDOWN([.A27]/60;0)" table:style-name="ce1">
            <text:p>0</text:p>
          </table:table-cell>
          <table:table-cell office:value-type="float" office:value="0" table:formula="of:=MOD([.A27];60)" table:style-name="ce1">
            <text:p>0</text:p>
          </table:table-cell>
          <table:table-cell office:value-type="string" office:string-value="0:0" table:formula="of:=CONCATENATE([.B27];&quot;:&quot;;[.C27])" table:style-name="ce1">
            <text:p>0: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" table:formula="of:=ROUNDDOWN([.A28]/60;0)" table:style-name="ce1">
            <text:p>0</text:p>
          </table:table-cell>
          <table:table-cell office:value-type="float" office:value="0" table:formula="of:=MOD([.A28];60)" table:style-name="ce1">
            <text:p>0</text:p>
          </table:table-cell>
          <table:table-cell office:value-type="string" office:string-value="0:0" table:formula="of:=CONCATENATE([.B28];&quot;:&quot;;[.C28])" table:style-name="ce1">
            <text:p>0: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" table:formula="of:=ROUNDDOWN([.A29]/60;0)" table:style-name="ce1">
            <text:p>0</text:p>
          </table:table-cell>
          <table:table-cell office:value-type="float" office:value="0" table:formula="of:=MOD([.A29];60)" table:style-name="ce1">
            <text:p>0</text:p>
          </table:table-cell>
          <table:table-cell office:value-type="string" office:string-value="0:0" table:formula="of:=CONCATENATE([.B29];&quot;:&quot;;[.C29])" table:style-name="ce1">
            <text:p>0: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" table:formula="of:=ROUNDDOWN([.A30]/60;0)" table:style-name="ce1">
            <text:p>0</text:p>
          </table:table-cell>
          <table:table-cell office:value-type="float" office:value="0" table:formula="of:=MOD([.A30];60)" table:style-name="ce1">
            <text:p>0</text:p>
          </table:table-cell>
          <table:table-cell office:value-type="string" office:string-value="0:0" table:formula="of:=CONCATENATE([.B30];&quot;:&quot;;[.C30])" table:style-name="ce1">
            <text:p>0: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" table:formula="of:=ROUNDDOWN([.A31]/60;0)" table:style-name="ce1">
            <text:p>0</text:p>
          </table:table-cell>
          <table:table-cell office:value-type="float" office:value="0" table:formula="of:=MOD([.A31];60)" table:style-name="ce1">
            <text:p>0</text:p>
          </table:table-cell>
          <table:table-cell office:value-type="string" office:string-value="0:0" table:formula="of:=CONCATENATE([.B31];&quot;:&quot;;[.C31])" table:style-name="ce1">
            <text:p>0: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0" table:formula="of:=ROUNDDOWN([.A32]/60;0)" table:style-name="ce1">
            <text:p>0</text:p>
          </table:table-cell>
          <table:table-cell office:value-type="float" office:value="0" table:formula="of:=MOD([.A32];60)" table:style-name="ce1">
            <text:p>0</text:p>
          </table:table-cell>
          <table:table-cell office:value-type="string" office:string-value="0:0" table:formula="of:=CONCATENATE([.B32];&quot;:&quot;;[.C32])" table:style-name="ce1">
            <text:p>0:0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urelien valeille</meta:initial-creator>
    <dc:creator>aurelien valeille</dc:creator>
    <meta:creation-date>2018-05-26T07:30:53Z</meta:creation-date>
    <dc:date>2018-05-26T16:02:37Z</dc:date>
  </office:meta>
</office:document-meta>
</file>